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A000003FA77289674.png" manifest:media-type="image/png"/>
  <manifest:file-entry manifest:full-path="Pictures/100000010000076A000003FABAE3C5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8cd" officeooo:paragraph-rsid="000e88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h multiples of 256 used</text:p>
      <text:p text:style-name="P1"><draw:frame draw:style-name="fr2" draw:name="Image1" text:anchor-type="char" svg:x="0.291cm" svg:y="0.328cm" svg:width="17cm" svg:height="9.118cm" draw:z-index="0"><draw:image xlink:href="Pictures/100000010000076A000003FABAE3C54B.png" xlink:type="simple" xlink:show="embed" xlink:actuate="onLoad" draw:mime-type="image/png"/></draw:frame></text:p>
      <text:p text:style-name="P1">Without multiples of 256 used</text:p>
      <text:p text:style-name="P1"/>
      <text:p text:style-name="P1"><draw:frame draw:style-name="fr1" draw:name="Image2" text:anchor-type="char" svg:width="17cm" svg:height="9.118cm" draw:z-index="1"><draw:image xlink:href="Pictures/100000010000076A000003FA772896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0:52:44.283278447</meta:creation-date>
    <dc:date>2024-04-23T01:01:10.914311641</dc:date>
    <meta:editing-duration>PT8M28S</meta:editing-duration>
    <meta:editing-cycles>1</meta:editing-cycles>
    <meta:document-statistic meta:table-count="0" meta:image-count="2" meta:object-count="0" meta:page-count="1" meta:paragraph-count="2" meta:word-count="10" meta:character-count="55" meta:non-whitespace-character-count="47"/>
    <meta:generator>LibreOffice/24.2.2.2$Linux_X86_64 LibreOffice_project/427a8baee0312a7693737440f205d2e411d50bad</meta:generator>
  </office:meta>
</office:document-meta>
</file>